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ea0a" officeooo:paragraph-rsid="001cea0a"/>
    </style:style>
    <style:style style:name="P2" style:family="paragraph" style:parent-style-name="Standard">
      <style:paragraph-properties fo:text-align="start" style:justify-single-word="false"/>
      <style:text-properties officeooo:rsid="001cea0a" officeooo:paragraph-rsid="001cea0a"/>
    </style:style>
    <style:style style:name="P3" style:family="paragraph" style:parent-style-name="Standard">
      <style:paragraph-properties fo:text-align="start" style:justify-single-word="false"/>
      <style:text-properties officeooo:rsid="001e0cec" officeooo:paragraph-rsid="001e0cec"/>
    </style:style>
    <style:style style:name="P4" style:family="paragraph" style:parent-style-name="Standard">
      <style:paragraph-properties fo:text-align="start" style:justify-single-word="false"/>
      <style:text-properties officeooo:rsid="001e0cec" officeooo:paragraph-rsid="0020cdaa"/>
    </style:style>
    <style:style style:name="P5" style:family="paragraph" style:parent-style-name="Standard">
      <style:paragraph-properties fo:text-align="start" style:justify-single-word="false"/>
      <style:text-properties officeooo:paragraph-rsid="001e0cec"/>
    </style:style>
    <style:style style:name="P6" style:family="paragraph" style:parent-style-name="Standard">
      <style:paragraph-properties fo:text-align="start" style:justify-single-word="false"/>
      <style:text-properties officeooo:rsid="001cea0a" officeooo:paragraph-rsid="001e0cec" fo:background-color="transparent"/>
    </style:style>
    <style:style style:name="P7" style:family="paragraph" style:parent-style-name="Standard">
      <style:paragraph-properties fo:text-align="start" style:justify-single-word="false"/>
      <style:text-properties officeooo:rsid="001cea0a" officeooo:paragraph-rsid="0024267b" fo:background-color="transparent"/>
    </style:style>
    <style:style style:name="P8" style:family="paragraph" style:parent-style-name="Standard">
      <style:paragraph-properties fo:text-align="start" style:justify-single-word="false"/>
      <style:text-properties officeooo:rsid="0024267b" officeooo:paragraph-rsid="0024267b" fo:background-color="transparent"/>
    </style:style>
    <style:style style:name="P9" style:family="paragraph" style:parent-style-name="Standard">
      <style:paragraph-properties fo:text-align="start" style:justify-single-word="false"/>
      <style:text-properties officeooo:rsid="001ef27c" officeooo:paragraph-rsid="001ef27c"/>
    </style:style>
    <style:style style:name="P10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1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paragraph-rsid="0024267b" fo:background-color="#282a36"/>
    </style:style>
    <style:style style:name="P12" style:family="paragraph" style:parent-style-name="Standard">
      <style:paragraph-properties fo:text-align="start" style:justify-single-word="false"/>
      <style:text-properties fo:color="#f8f8f2" loext:opacity="100%" style:font-name="Droid Sans Mono" fo:font-size="10.5pt" fo:font-weight="normal" officeooo:rsid="0024267b" officeooo:paragraph-rsid="0024267b" fo:background-color="#282a36"/>
    </style:style>
    <style:style style:name="P13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24267b" officeooo:paragraph-rsid="0024267b" fo:background-color="#282a36"/>
    </style:style>
    <style:style style:name="P14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25c5b0" officeooo:paragraph-rsid="0025c5b0" fo:background-color="#282a36"/>
    </style:style>
    <style:style style:name="P15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2766bb" officeooo:paragraph-rsid="002766bb" fo:background-color="#282a36"/>
    </style:style>
    <style:style style:name="P16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24267b" officeooo:paragraph-rsid="0024267b" fo:background-color="#000000"/>
    </style:style>
    <style:style style:name="P17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2766bb" officeooo:paragraph-rsid="002766bb" fo:background-color="#000000"/>
    </style:style>
    <style:style style:name="P18" style:family="paragraph" style:parent-style-name="Standard">
      <style:paragraph-properties style:line-height-at-least="0.503cm"/>
      <style:text-properties fo:color="#f8f8f2" loext:opacity="100%" style:font-name="Droid Sans Mono" fo:font-size="10.5pt" style:text-underline-style="solid" style:text-underline-width="auto" style:text-underline-color="font-color" fo:font-weight="normal" officeooo:rsid="0025c5b0" officeooo:paragraph-rsid="0025c5b0" fo:background-color="#282a36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c9211e" loext:opacity="100%"/>
    </style:style>
    <style:style style:name="T2" style:family="text">
      <style:text-properties fo:color="#2a6099" loext:opacity="100%"/>
    </style:style>
    <style:style style:name="T3" style:family="text">
      <style:text-properties fo:background-color="#ff0000" loext:char-shading-value="0"/>
    </style:style>
    <style:style style:name="T4" style:family="text">
      <style:text-properties fo:background-color="#ff0000" loext:char-shading-value="0"/>
    </style:style>
    <style:style style:name="T5" style:family="text"/>
    <style:style style:name="T6" style:family="text">
      <style:text-properties officeooo:rsid="001e0cec"/>
    </style:style>
    <style:style style:name="T7" style:family="text">
      <style:text-properties officeooo:rsid="001ef27c"/>
    </style:style>
    <style:style style:name="T8" style:family="text">
      <style:text-properties officeooo:rsid="0020cdaa"/>
    </style:style>
    <style:style style:name="T9" style:family="text">
      <style:text-properties officeooo:rsid="0022302b"/>
    </style:style>
    <style:style style:name="T10" style:family="text">
      <style:text-properties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color="#ff79c6" loext:opacity="100%"/>
    </style:style>
    <style:style style:name="T13" style:family="text">
      <style:text-properties fo:color="#ff79c6" loext:opacity="100%" fo:background-color="transparent" loext:char-shading-value="0"/>
    </style:style>
    <style:style style:name="T14" style:family="text">
      <style:text-properties fo:color="#ff79c6" loext:opacity="100%"/>
    </style:style>
    <style:style style:name="T15" style:family="text">
      <style:text-properties fo:color="#8be9fd" loext:opacity="100%"/>
    </style:style>
    <style:style style:name="T16" style:family="text">
      <style:text-properties fo:color="#8be9fd" loext:opacity="100%" fo:font-style="italic"/>
    </style:style>
    <style:style style:name="T17" style:family="text">
      <style:text-properties fo:color="#8be9fd" loext:opacity="100%" fo:font-style="italic" fo:background-color="transparent" loext:char-shading-value="0"/>
    </style:style>
    <style:style style:name="T18" style:family="text">
      <style:text-properties fo:color="#8be9fd" loext:opacity="100%" fo:font-style="italic"/>
    </style:style>
    <style:style style:name="T19" style:family="text">
      <style:text-properties fo:color="#8be9fd" loext:opacity="100%" fo:background-color="transparent" loext:char-shading-value="0"/>
    </style:style>
    <style:style style:name="T20" style:family="text">
      <style:text-properties fo:color="#8be9fd" loext:opacity="100%"/>
    </style:style>
    <style:style style:name="T21" style:family="text">
      <style:text-properties fo:color="#e9f284" loext:opacity="100%"/>
    </style:style>
    <style:style style:name="T22" style:family="text">
      <style:text-properties fo:color="#e9f284" loext:opacity="100%" fo:background-color="transparent" loext:char-shading-value="0"/>
    </style:style>
    <style:style style:name="T23" style:family="text">
      <style:text-properties fo:color="#e9f284" loext:opacity="100%"/>
    </style:style>
    <style:style style:name="T24" style:family="text">
      <style:text-properties fo:color="#f1fa8c" loext:opacity="100%"/>
    </style:style>
    <style:style style:name="T25" style:family="text">
      <style:text-properties fo:color="#f1fa8c" loext:opacity="100%" fo:background-color="transparent" loext:char-shading-value="0"/>
    </style:style>
    <style:style style:name="T26" style:family="text">
      <style:text-properties fo:color="#f1fa8c" loext:opacity="100%"/>
    </style:style>
    <style:style style:name="T27" style:family="text">
      <style:text-properties fo:color="#50fa7b" loext:opacity="100%"/>
    </style:style>
    <style:style style:name="T28" style:family="text">
      <style:text-properties fo:color="#50fa7b" loext:opacity="100%" fo:background-color="transparent" loext:char-shading-value="0"/>
    </style:style>
    <style:style style:name="T29" style:family="text">
      <style:text-properties fo:color="#50fa7b" loext:opacity="100%"/>
    </style:style>
    <style:style style:name="T30" style:family="text">
      <style:text-properties fo:color="#ffb86c" loext:opacity="100%" fo:font-style="italic"/>
    </style:style>
    <style:style style:name="T31" style:family="text">
      <style:text-properties fo:color="#ffb86c" loext:opacity="100%" fo:font-style="italic" fo:background-color="transparent" loext:char-shading-value="0"/>
    </style:style>
    <style:style style:name="T32" style:family="text">
      <style:text-properties fo:color="#ffb86c" loext:opacity="100%" fo:font-style="italic"/>
    </style:style>
    <style:style style:name="T33" style:family="text">
      <style:text-properties fo:color="#bd93f9" loext:opacity="100%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fo:background-color="transparent" loext:char-shading-value="0"/>
    </style:style>
    <style:style style:name="T36" style:family="text">
      <style:text-properties fo:color="#000000" loext:opacity="100%" fo:background-color="transparent" loext:char-shading-value="0"/>
    </style:style>
    <style:style style:name="T37" style:family="text">
      <style:text-properties fo:color="#00000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</text:p>
      <text:p text:style-name="P2">1. ¿Qué es una variable en JavaScript y cómo se declara?</text:p>
      <text:p text:style-name="P2"/>
      <text:p text:style-name="P2">RTA/ Una variable es <text:span text:style-name="T7">una palabra que se le asigna un valor para usarlo en el transcurso del codigo.</text:span></text:p>
      <text:p text:style-name="P2">Se declara de la siguiente manera: se usa la palabra reservada let o var, se agrega la variable y se le da un valor.</text:p>
      <text:p text:style-name="P2">Ejemplo: <text:span text:style-name="T2">let</text:span> <text:span text:style-name="T1">nombre</text:span>(varibale) = “LUIS”; O <text:span text:style-name="T2">let</text:span> <text:span text:style-name="T1">edad</text:span>(varibale) = 20;</text:p>
      <text:p text:style-name="P2"/>
      <text:p text:style-name="P2">2. ¿Qué es el alcance de una variable en JavaScript?</text:p>
      <text:p text:style-name="P2"/>
      <text:p text:style-name="P3">RTA/ El alcance es el lugar en el código donde se pueden utilizar las variables.</text:p>
      <text:p text:style-name="P9">Si se declara con “VAR” se puede usar de manera global en el código y si lo hace con “LET” solo se puede usar esta variable de manera local</text:p>
      <text:p text:style-name="P2"/>
      <text:p text:style-name="P2">3. ¿Cuáles son los operadores que maneja JavaScript?</text:p>
      <text:p text:style-name="P2"/>
      <text:p text:style-name="P3">RTA/ <text:s text:c="2"/>Operadores lógicos</text:p>
      <text:p text:style-name="P3"><text:tab/></text:p>
      <text:p text:style-name="P3"><text:tab/><text:span text:style-name="T7">EJEMPLO: a </text:span><text:span text:style-name="T8">&amp;&amp;</text:span><text:span text:style-name="T7"> b <text:s/>a </text:span><text:span text:style-name="T8">||</text:span><text:span text:style-name="T7"> b <text:s/>a ! b </text:span></text:p>
      <text:p text:style-name="P3"><text:tab/><text:span text:style-name="T8">&amp;&amp; = Y;</text:span></text:p>
      <text:p text:style-name="P3"><text:tab/><text:span text:style-name="T8">|| = O;</text:span></text:p>
      <text:p text:style-name="P3"><text:tab/>! <text:span text:style-name="T8">= DIFERENTE DE;</text:span></text:p>
      <text:p text:style-name="P3"><text:tab/></text:p>
      <text:p text:style-name="P3"><text:s text:c="12"/>Operadores aritméticos.</text:p>
      <text:p text:style-name="P3"/>
      <text:p text:style-name="P4"><text:tab/><text:span text:style-name="T8">EJEMPLO: A + B (SUMA), </text:span></text:p>
      <text:p text:style-name="P4"><text:span text:style-name="T8"><text:tab/>A*B (MULTIPLICACIÓN), </text:span></text:p>
      <text:p text:style-name="P4"><text:span text:style-name="T8"><text:tab/>A-B (RESTA), </text:span></text:p>
      <text:p text:style-name="P4"><text:span text:style-name="T8"><text:tab/>A/B (DIVISIÓN)</text:span></text:p>
      <text:p text:style-name="P3"/>
      <text:p text:style-name="P3"><text:tab/>Operadores de asignación.</text:p>
      <text:p text:style-name="P3"/>
      <text:p text:style-name="P4"><text:tab/><text:span text:style-name="T8">EJEMPLO: A+=2 ---- A=A+2 </text:span></text:p>
      <text:p text:style-name="P4"><text:span text:style-name="T8"><text:tab/>A*=2----- A=A*2</text:span></text:p>
      <text:p text:style-name="P3"/>
      <text:p text:style-name="P3"><text:tab/>Operadores de comparación.</text:p>
      <text:p text:style-name="P3"><text:tab/></text:p>
      <text:p text:style-name="P3"><text:tab/><text:span text:style-name="T8">A &lt; B( A menor que B)</text:span></text:p>
      <text:p text:style-name="P3"><text:tab/><text:span text:style-name="T8">A&gt;B (A mayor que B)</text:span></text:p>
      <text:p text:style-name="P3"><text:tab/><text:span text:style-name="T8">A&lt;=B (A menor o igual que B)</text:span></text:p>
      <text:p text:style-name="P3"><text:tab/><text:span text:style-name="T8">A&gt;=B </text:span><text:span text:style-name="T9">(A mayor o igual que B)</text:span></text:p>
      <text:p text:style-name="P3"><text:tab/></text:p>
      <text:p text:style-name="P5"><text:span text:style-name="T6"><text:tab/>Operador condicional<text:tab/></text:span></text:p>
      <text:p text:style-name="P5"/>
      <text:p text:style-name="P5"/>
      <text:p text:style-name="P5"/>
      <text:p text:style-name="P5"/>
      <text:p text:style-name="P5"/>
      <text:p text:style-name="P2"/>
      <text:p text:style-name="P2"><text:soft-page-break/>4. ¿Cuáles son las estructuras de control que maneja JavaScript?</text:p>
      <text:p text:style-name="P2"/>
      <text:p text:style-name="P3">RTA/ <text:s text:c="2"/>For</text:p>
      <text:p text:style-name="P3"><text:tab/>Do while</text:p>
      <text:p text:style-name="P3"><text:tab/>While</text:p>
      <text:p text:style-name="P3"><text:tab/>If</text:p>
      <text:p text:style-name="P3"><text:tab/>Else</text:p>
      <text:p text:style-name="P3"><text:tab/>switch</text:p>
      <text:p text:style-name="P2"/>
      <text:p text:style-name="P2">5. ¿Cuál es la sintaxis del operador ternario en JavaScript?</text:p>
      <text:p text:style-name="P2">a) if (condición) {valor si verdadero} else {valor si falso} </text:p>
      <text:p text:style-name="P2">b) <text:span text:style-name="T4">(condición) ? valor si verdadero : valor si falso </text:span></text:p>
      <text:p text:style-name="P2">c) switch (condición) {case valor1: código; break; case valor2: código; break;}</text:p>
      <text:p text:style-name="P2"/>
      <text:p text:style-name="P2">6. ¿Cuál es la sintaxis básica del ciclo for en JavaScript?</text:p>
      <text:p text:style-name="P2">a) <text:span text:style-name="T4">for (inicialización; condición; incremento) {código} </text:span></text:p>
      <text:p text:style-name="P2">b) while (condición) {código} </text:p>
      <text:p text:style-name="P2">c) do {código} while (condición)</text:p>
      <text:p text:style-name="P2"/>
      <text:p text:style-name="P2">7. ¿Cuál es la sintaxis básica del ciclo while en JavaScript?</text:p>
      <text:p text:style-name="P2">a) for (inicialización; condición; incremento) {código} </text:p>
      <text:p text:style-name="P2">b) <text:span text:style-name="T4">while (condición) {código} </text:span></text:p>
      <text:p text:style-name="P2">c) do {código} while (condición)</text:p>
      <text:p text:style-name="P2"/>
      <text:p text:style-name="P2">8. ¿Cuál es la sintaxis básica del ciclo do-while en JavaScript?</text:p>
      <text:p text:style-name="P2">a) for (inicialización; condición; incremento) {código} </text:p>
      <text:p text:style-name="P2">b) while (condición) {código} </text:p>
      <text:p text:style-name="P2">c) <text:span text:style-name="T4">do {código} while (condición)</text:span></text:p>
      <text:p text:style-name="P2"><text:span text:style-name="T4"/></text:p>
      <text:p text:style-name="P6">9. ¿Cuál es la sintaxis básica del condicional if-else en JavaScript?</text:p>
      <text:p text:style-name="P6">a) if (condición) {código si verdadero} </text:p>
      <text:p text:style-name="P6">b) <text:span text:style-name="T3">if (condición) {código si verdadero} else {código si falso}</text:span> </text:p>
      <text:p text:style-name="P6">c) switch (condición) {case valor1: código; break; case valor2: código; break;}</text:p>
      <text:p text:style-name="P6"><text:span text:style-name="T4"/></text:p>
      <text:p text:style-name="P6">10. ¿Cuál es la sintaxis básica del condicional switch en JavaScript?</text:p>
      <text:p text:style-name="P6">a) if (condición) {código si verdadero} </text:p>
      <text:p text:style-name="P6">b) if (condición) {código si verdadero} else {código si falso} </text:p>
      <text:p text:style-name="P6">c) <text:span text:style-name="T3">switch (condición) {case valor1: código; break; case valor2: código; break;}</text:span></text:p>
      <text:p text:style-name="P6"><text:span text:style-name="T4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jercicio con estructuras de control: </text:p>
      <text:p text:style-name="P7">11. Escribir una función en JavaScript que tome como parámetro un número y devuelva "Es par" si el número es par y "Es impar" si el número es impar.</text:p>
      <text:p text:style-name="P7"/>
      <text:p text:style-name="P8">RTA/ </text:p>
      <text:p text:style-name="P8"/>
      <text:p text:style-name="P12"><text:span text:style-name="T12">let</text:span> x <text:span text:style-name="T12">=</text:span> <text:span text:style-name="T16">Number</text:span>(<text:span text:style-name="T15">prompt</text:span>(<text:span text:style-name="T21">"</text:span><text:span text:style-name="T24">Ingrese un numero</text:span><text:span text:style-name="T21">"</text:span>))</text:p>
      <text:p text:style-name="P19"/>
      <text:p text:style-name="P10"><text:span text:style-name="T12">function</text:span> <text:span text:style-name="T27">par_impar</text:span>(<text:span text:style-name="T30">numero</text:span>) {</text:p>
      <text:p text:style-name="P19"/>
      <text:p text:style-name="P10"><text:span text:style-name="T12">if</text:span> (<text:span text:style-name="T15">isNaN</text:span>(<text:span text:style-name="T30">numero</text:span>)) {</text:p>
      <text:p text:style-name="P10"><text:span text:style-name="T12">return</text:span> <text:span text:style-name="T21">"</text:span><text:span text:style-name="T24">Error</text:span><text:span text:style-name="T21">"</text:span></text:p>
      <text:p text:style-name="P10">} <text:span text:style-name="T12">else</text:span> <text:span text:style-name="T12">if</text:span> (<text:span text:style-name="T30">numero</text:span> <text:span text:style-name="T12">%</text:span> <text:span text:style-name="T33">2</text:span> <text:span text:style-name="T12">==</text:span> <text:span text:style-name="T33">0</text:span>) {</text:p>
      <text:p text:style-name="P10"><text:span text:style-name="T12">return</text:span> <text:span text:style-name="T21">"</text:span><text:span text:style-name="T24">Es par</text:span><text:span text:style-name="T21">"</text:span></text:p>
      <text:p text:style-name="P10">} <text:span text:style-name="T12">else</text:span> {</text:p>
      <text:p text:style-name="P10"><text:span text:style-name="T12">return</text:span> <text:span text:style-name="T21">"</text:span><text:span text:style-name="T24">Es impar</text:span><text:span text:style-name="T21">"</text:span></text:p>
      <text:p text:style-name="P10">}</text:p>
      <text:p text:style-name="P19"/>
      <text:p text:style-name="P10">}</text:p>
      <text:p text:style-name="P10"><text:span text:style-name="T33">console</text:span>.<text:span text:style-name="T27">log</text:span>(<text:span text:style-name="T27">par_impar</text:span>(x));</text:p>
      <text:p text:style-name="P10"/>
      <text:p text:style-name="P11"><text:span text:style-name="T36">Ejercicio con operador ternario: </text:span></text:p>
      <text:p text:style-name="P11"><text:span text:style-name="T36">12. <text:s/>Escribir una función en JavaScript que tome como parámetro un número y devuelva "Positivo" si el número es mayor que cero, "Negativo" si el número es menor que cero y "Cero" si el número es cero.</text:span></text:p>
      <text:p text:style-name="P11"><text:span text:style-name="T36"/></text:p>
      <text:p text:style-name="P13"><text:span text:style-name="T36">RTA/</text:span></text:p>
      <text:p text:style-name="P16"><text:span text:style-name="T12">let</text:span> num <text:span text:style-name="T12">=</text:span> <text:span text:style-name="T16">Number</text:span>(<text:span text:style-name="T15">prompt</text:span>(<text:span text:style-name="T21">"</text:span><text:span text:style-name="T24">Ingrese un numero</text:span><text:span text:style-name="T21">"</text:span>));</text:p>
      <text:p text:style-name="P19"/>
      <text:p text:style-name="P10"><text:span text:style-name="T12">function</text:span> <text:span text:style-name="T27">mayor_menor</text:span>(<text:span text:style-name="T30">numero1</text:span>) {</text:p>
      <text:p text:style-name="P19"/>
      <text:p text:style-name="P10"><text:span text:style-name="T12">if</text:span> (<text:span text:style-name="T15">isNaN</text:span>(<text:span text:style-name="T30">numero1</text:span>)) {</text:p>
      <text:p text:style-name="P10"><text:span text:style-name="T12">return</text:span> <text:span text:style-name="T21">"</text:span><text:span text:style-name="T24">ERROR</text:span><text:span text:style-name="T21">"</text:span></text:p>
      <text:p text:style-name="P10">} <text:span text:style-name="T12">else</text:span> <text:span text:style-name="T12">if</text:span> (<text:span text:style-name="T30">numero1</text:span> <text:span text:style-name="T12">&lt;</text:span> <text:span text:style-name="T33">0</text:span>) {</text:p>
      <text:p text:style-name="P10"><text:span text:style-name="T12">return</text:span> <text:span text:style-name="T21">"</text:span><text:span text:style-name="T24">El numero es menor que cero</text:span><text:span text:style-name="T21">"</text:span></text:p>
      <text:p text:style-name="P10">} <text:span text:style-name="T12">else</text:span> <text:span text:style-name="T12">if</text:span> (<text:span text:style-name="T30">numero1</text:span> <text:span text:style-name="T12">&gt;</text:span> <text:span text:style-name="T33">0</text:span>) {</text:p>
      <text:p text:style-name="P10"><text:span text:style-name="T12">return</text:span> <text:span text:style-name="T21">"</text:span><text:span text:style-name="T24">El numero es mayor que cero</text:span><text:span text:style-name="T21">"</text:span></text:p>
      <text:p text:style-name="P10">} <text:span text:style-name="T12">else</text:span> {</text:p>
      <text:p text:style-name="P10"><text:span text:style-name="T12">return</text:span> <text:span text:style-name="T21">"</text:span><text:span text:style-name="T24">El numero es cero</text:span><text:span text:style-name="T21">"</text:span></text:p>
      <text:p text:style-name="P10">}</text:p>
      <text:p text:style-name="P19"/>
      <text:p text:style-name="P10">}</text:p>
      <text:p text:style-name="P10"><text:span text:style-name="T33">console</text:span>.<text:span text:style-name="T27">log</text:span>(<text:span text:style-name="T27">mayor_menor</text:span>(num));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oft-page-break/><text:span text:style-name="T36">13. Escribir una función en JavaScript que tome como parámetro un número y muestre por consola los números del 1 al número ingresado.</text:span></text:p>
      <text:p text:style-name="P13"><text:span text:style-name="T36"/></text:p>
      <text:p text:style-name="P14"><text:span text:style-name="T36">RTA/</text:span></text:p>
      <text:p text:style-name="P14"><text:span text:style-name="T36"/></text:p>
      <text:p text:style-name="P10"><text:span text:style-name="T12">let</text:span> numero <text:span text:style-name="T12">=</text:span> <text:span text:style-name="T16">Number</text:span>(<text:span text:style-name="T15">prompt</text:span>(<text:span text:style-name="T21">"</text:span><text:span text:style-name="T24">Ingrese un numero</text:span><text:span text:style-name="T21">"</text:span>));</text:p>
      <text:p text:style-name="P19"/>
      <text:p text:style-name="P10"><text:span text:style-name="T12">function</text:span> <text:span text:style-name="T27">contador</text:span>(<text:span text:style-name="T30">A</text:span>) {</text:p>
      <text:p text:style-name="P10"><text:span text:style-name="T33">console</text:span>.<text:span text:style-name="T27">log</text:span>(numero <text:span text:style-name="T12">&gt;</text:span> <text:span text:style-name="T33">0</text:span> <text:span text:style-name="T12">?</text:span> <text:span text:style-name="T21">"</text:span><text:span text:style-name="T24">El numero es creciente</text:span><text:span text:style-name="T21">"</text:span> <text:span text:style-name="T12">:</text:span> numero <text:span text:style-name="T12">&lt;</text:span> <text:span text:style-name="T33">0</text:span> <text:span text:style-name="T12">?</text:span> <text:span text:style-name="T21">"</text:span><text:span text:style-name="T24">El numero es decreciente</text:span><text:span text:style-name="T21">"</text:span> <text:span text:style-name="T12">:</text:span> <text:span text:style-name="T21">"</text:span><text:span text:style-name="T24">El numero es cero</text:span><text:span text:style-name="T21">"</text:span>);</text:p>
      <text:p text:style-name="P20"/>
      <text:p text:style-name="P10"><text:span text:style-name="T12">if</text:span> (<text:span text:style-name="T30">A</text:span> <text:span text:style-name="T12">&lt;</text:span> <text:span text:style-name="T33">0</text:span>) {</text:p>
      <text:p text:style-name="P10"><text:span text:style-name="T12">for</text:span> (<text:span text:style-name="T12">let</text:span> i <text:span text:style-name="T12">=</text:span> <text:span text:style-name="T33">1</text:span>; i <text:span text:style-name="T12">&gt;=</text:span> <text:span text:style-name="T30">A</text:span>; i<text:span text:style-name="T12">--</text:span>) {</text:p>
      <text:p text:style-name="P10"><text:span text:style-name="T33">console</text:span>.<text:span text:style-name="T27">log</text:span>(i);</text:p>
      <text:p text:style-name="P10">}</text:p>
      <text:p text:style-name="P10">} <text:span text:style-name="T12">else</text:span> <text:span text:style-name="T12">if</text:span> (<text:span text:style-name="T30">A</text:span> <text:span text:style-name="T12">&gt;</text:span> <text:span text:style-name="T33">0</text:span>) {</text:p>
      <text:p text:style-name="P10"><text:span text:style-name="T12">for</text:span> (<text:span text:style-name="T12">let</text:span> i <text:span text:style-name="T12">=</text:span> <text:span text:style-name="T33">1</text:span>; i <text:span text:style-name="T12">&lt;=</text:span> <text:span text:style-name="T30">A</text:span>; i<text:span text:style-name="T12">++</text:span>) {</text:p>
      <text:p text:style-name="P10"><text:span text:style-name="T33">console</text:span>.<text:span text:style-name="T27">log</text:span>(i);</text:p>
      <text:p text:style-name="P10">}</text:p>
      <text:p text:style-name="P19"/>
      <text:p text:style-name="P10">}</text:p>
      <text:p text:style-name="P10">}</text:p>
      <text:p text:style-name="P10"><text:span text:style-name="T33">console</text:span>.<text:span text:style-name="T27">log</text:span>(<text:span text:style-name="T27">contador</text:span>(numero));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18"><text:span text:style-name="T36"/></text:p>
      <text:p text:style-name="P14"><text:soft-page-break/><text:span text:style-name="T36">14. Escribir una función en JavaScript que tome como parámetro un número y muestre por consola los números del 1 al número ingresado, pero si el número es múltiplo de 3 mostrar "Fizz" en lugar del número y si el número es múltiplo de 5 mostrar "Buzz" en lugar del número.</text:span></text:p>
      <text:p text:style-name="P14"><text:span text:style-name="T36"/></text:p>
      <text:p text:style-name="P15"><text:span text:style-name="T36">RTA/</text:span></text:p>
      <text:p text:style-name="P15"><text:span text:style-name="T36"/></text:p>
      <text:p text:style-name="P17"><text:span text:style-name="T12">function</text:span> <text:span text:style-name="T27">fizz_Buzz</text:span>(<text:span text:style-name="T30">A</text:span>) {</text:p>
      <text:p text:style-name="P10"><text:span text:style-name="T12">if</text:span> (<text:span text:style-name="T30">A</text:span> <text:span text:style-name="T12">&lt;=</text:span> <text:span text:style-name="T33">0</text:span>) {</text:p>
      <text:p text:style-name="P10"><text:span text:style-name="T33">console</text:span>.<text:span text:style-name="T27">log</text:span>(<text:span text:style-name="T21">"</text:span><text:span text:style-name="T24">Error numero negativo o cero</text:span><text:span text:style-name="T21">"</text:span>);</text:p>
      <text:p text:style-name="P10">} <text:span text:style-name="T12">else</text:span> {</text:p>
      <text:p text:style-name="P10"><text:span text:style-name="T12">for</text:span> (<text:span text:style-name="T12">let</text:span> i <text:span text:style-name="T12">=</text:span> <text:span text:style-name="T33">1</text:span>; i <text:span text:style-name="T12">&lt;=</text:span> <text:span text:style-name="T30">A</text:span>; i<text:span text:style-name="T12">++</text:span>) {</text:p>
      <text:p text:style-name="P10"><text:span text:style-name="T12">if</text:span> (i <text:span text:style-name="T12">%</text:span> <text:span text:style-name="T33">3</text:span> <text:span text:style-name="T12">===</text:span> <text:span text:style-name="T33">0</text:span> <text:span text:style-name="T12">&amp;&amp;</text:span> i <text:span text:style-name="T12">%</text:span> <text:span text:style-name="T33">5</text:span> <text:span text:style-name="T12">===</text:span> <text:span text:style-name="T33">0</text:span>) {</text:p>
      <text:p text:style-name="P10"><text:span text:style-name="T33">console</text:span>.<text:span text:style-name="T27">log</text:span>(<text:span text:style-name="T21">"</text:span><text:span text:style-name="T24">FizzBuzz</text:span><text:span text:style-name="T21">"</text:span>);</text:p>
      <text:p text:style-name="P10">} <text:span text:style-name="T12">else</text:span> <text:span text:style-name="T12">if</text:span> (i <text:span text:style-name="T12">%</text:span> <text:span text:style-name="T33">3</text:span> <text:span text:style-name="T12">===</text:span> <text:span text:style-name="T33">0</text:span>) {</text:p>
      <text:p text:style-name="P10"><text:span text:style-name="T33">console</text:span>.<text:span text:style-name="T27">log</text:span>(<text:span text:style-name="T21">"</text:span><text:span text:style-name="T24">Fizz</text:span><text:span text:style-name="T21">"</text:span>);</text:p>
      <text:p text:style-name="P10">} <text:span text:style-name="T12">else</text:span> <text:span text:style-name="T12">if</text:span> (i <text:span text:style-name="T12">%</text:span> <text:span text:style-name="T33">5</text:span> <text:span text:style-name="T12">===</text:span> <text:span text:style-name="T33">0</text:span>) {</text:p>
      <text:p text:style-name="P10"><text:span text:style-name="T33">console</text:span>.<text:span text:style-name="T27">log</text:span>(<text:span text:style-name="T21">"</text:span><text:span text:style-name="T24">Buzz</text:span><text:span text:style-name="T21">"</text:span>);</text:p>
      <text:p text:style-name="P10">} <text:span text:style-name="T12">else</text:span> {</text:p>
      <text:p text:style-name="P10"><text:span text:style-name="T33">console</text:span>.<text:span text:style-name="T27">log</text:span>(i);</text:p>
      <text:p text:style-name="P10">}</text:p>
      <text:p text:style-name="P10">}</text:p>
      <text:p text:style-name="P10">}</text:p>
      <text:p text:style-name="P10">}</text:p>
      <text:p text:style-name="P19"/>
      <text:p text:style-name="P10"><text:span text:style-name="T12">var</text:span> numero <text:span text:style-name="T12">=</text:span> <text:span text:style-name="T15">parseInt</text:span>(<text:span text:style-name="T15">prompt</text:span>(<text:span text:style-name="T21">"</text:span><text:span text:style-name="T24">numero</text:span><text:span text:style-name="T21">"</text:span>));</text:p>
      <text:p text:style-name="P10"><text:span text:style-name="T33">console</text:span>.<text:span text:style-name="T27">log</text:span>(<text:span text:style-name="T27">fizz_Buzz</text:span>(numero));</text:p>
      <text:p text:style-name="P15"><text:span text:style-name="T36"/></text:p>
      <text:p text:style-name="P8"/>
      <text:p text:style-name="P8"/>
      <text:p text:style-name="P6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4:34:57.845362178</meta:creation-date>
    <dc:date>2023-04-14T16:43:33.076100925</dc:date>
    <meta:editing-duration>PT11M41S</meta:editing-duration>
    <meta:editing-cycles>1</meta:editing-cycles>
    <meta:document-statistic meta:table-count="0" meta:image-count="0" meta:object-count="0" meta:page-count="5" meta:paragraph-count="130" meta:word-count="801" meta:character-count="4532" meta:non-whitespace-character-count="3792"/>
    <meta:generator>LibreOffice/7.3.7.2$Linux_X86_64 LibreOffice_project/30$Build-2</meta:generator>
  </office:meta>
</office:document-meta>
</file>